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25pt" officeooo:rsid="000ece2e" officeooo:paragraph-rsid="000ece2e" style:font-size-asian="21.8500003814697pt" style:font-size-complex="25pt"/>
    </style:style>
    <style:style style:name="P2" style:family="paragraph" style:parent-style-name="Standard">
      <style:text-properties officeooo:rsid="0008abc7" officeooo:paragraph-rsid="0008abc7"/>
    </style:style>
    <style:style style:name="P3" style:family="paragraph" style:parent-style-name="Standard">
      <style:text-properties officeooo:rsid="00097fe3" officeooo:paragraph-rsid="00097fe3"/>
    </style:style>
    <style:style style:name="P4" style:family="paragraph" style:parent-style-name="Standard">
      <style:text-properties officeooo:rsid="0009e4a0" officeooo:paragraph-rsid="0009e4a0"/>
    </style:style>
    <style:style style:name="P5" style:family="paragraph" style:parent-style-name="Standard">
      <style:text-properties officeooo:rsid="000bb537" officeooo:paragraph-rsid="000bb537"/>
    </style:style>
    <style:style style:name="P6" style:family="paragraph" style:parent-style-name="Standard">
      <style:text-properties officeooo:rsid="000d1652" officeooo:paragraph-rsid="000d1652"/>
    </style:style>
    <style:style style:name="P7" style:family="paragraph" style:parent-style-name="Standard">
      <style:text-properties officeooo:rsid="001249d6" officeooo:paragraph-rsid="001249d6"/>
    </style:style>
    <style:style style:name="P8" style:family="paragraph" style:parent-style-name="Standard">
      <style:text-properties officeooo:rsid="0013a131" officeooo:paragraph-rsid="0013a131"/>
    </style:style>
    <style:style style:name="P9" style:family="paragraph" style:parent-style-name="Standard">
      <style:text-properties officeooo:rsid="0013a131" officeooo:paragraph-rsid="00153995"/>
    </style:style>
    <style:style style:name="P10" style:family="paragraph" style:parent-style-name="Standard">
      <style:text-properties officeooo:rsid="00153995" officeooo:paragraph-rsid="00153995"/>
    </style:style>
    <style:style style:name="T1" style:family="text">
      <style:text-properties officeooo:rsid="00097fe3"/>
    </style:style>
    <style:style style:name="T2" style:family="text">
      <style:text-properties officeooo:rsid="0009e4a0"/>
    </style:style>
    <style:style style:name="T3" style:family="text">
      <style:text-properties officeooo:rsid="000d1652"/>
    </style:style>
    <style:style style:name="T4" style:family="text">
      <style:text-properties officeooo:rsid="001249d6"/>
    </style:style>
    <style:style style:name="T5" style:family="text">
      <style:text-properties officeooo:rsid="0013a131"/>
    </style:style>
    <style:style style:name="T6" style:family="text">
      <style:text-properties officeooo:rsid="00153995"/>
    </style:style>
    <style:style style:name="T7" style:family="text">
      <style:text-properties officeooo:rsid="001632e3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><text:tab/>Scène 1 : Plan d’une classe attendant devant un bus dans la nuit .</text:p>
      <text:p text:style-name="P2">Scène 2 : Les élève sont instalés dans le bus qui démarre .</text:p>
      <text:p text:style-name="P2">Scène 3 : Plan su une jeune fille qui discute avec son voisin.</text:p>
      <text:p text:style-name="P2">Scène 4: <text:s/>Les élève descende dur car sauf ma fille et son camarade .</text:p>
      <text:p text:style-name="P2">Scène 5 : Ils finissent par descendre du car en s’<text:span text:style-name="T1">embrassent (tete a <text:s/>tete en droite coupage camera)</text:span></text:p>
      <text:p text:style-name="P3">Scène 7 : Plan d’un visage d’un autre garçon avec les yeux embuéés de larmes .</text:p>
      <text:p text:style-name="P3">Scène 8 : Les élève se repartissent en plusieurs groupes pour les chambre .</text:p>
      <text:p text:style-name="P3">Scène 9 : <text:s/>Le gars du bus se retrouve avec la perssone qui pleurait .</text:p>
      <text:p text:style-name="P3"><text:s/>Scène 10:L<text:span text:style-name="T2">a journéé se passe (accéleré) La nuit commence a tourner .</text:span></text:p>
      <text:p text:style-name="P4">Scène 11 : Les élèves jouent ou parle dehors .</text:p>
      <text:p text:style-name="P4">Scène 12 : Les élève vont se coucher . Thomas,embrasse sa bien aimer avant de rejoindre sa chambre .</text:p>
      <text:p text:style-name="P4">Scène 13 : durant la nuit ,un des garçon se lève .</text:p>
      <text:p text:style-name="P4">Scène 14 : Ils s,approche du lit de Thomas avec un petit objet a voir argenté , maléfique.</text:p>
      <text:p text:style-name="P4">Scène 15 : Thomas commence a bouger dans tous les sens a avoir chaud et a respirer vite avec vivacite </text:p>
      <text:p text:style-name="P4">Scène 16 : Alors Thomas se réveille en sursaute .</text:p>
      <text:p text:style-name="P4">Scène 17 : Le gars (valentin) court alors alors a toute vitesse pour regagner son lit </text:p>
      <text:p text:style-name="P5">Scène 18 : Le lendemain matin , Thomas explique sa nuit à Louise ( il a fait le reve qu’il arriverait a Louise et qu’il pourrait pas l’aider ).</text:p>
      <text:p text:style-name="P5">Scène 19 : Ils partent prendre leur petit-d<text:span text:style-name="T4">é</text:span>jeuner.</text:p>
      <text:p text:style-name="P5">Scène 20 : A table , Thomas parle qu’il est dans la m<text:span text:style-name="T4">è</text:span>me chambre qu’un gros geek <text:span text:style-name="T3">qui reste seul dans son coim.</text:span></text:p>
      <text:p text:style-name="P6">Scène 21 : Louise demande a ce qu’il le d<text:span text:style-name="T4">é</text:span>crire ( Hym<text:span text:style-name="T4">ne</text:span> for the week<text:span text:style-name="T7">-</text:span>end gene fin ).</text:p>
      <text:p text:style-name="P6">Scène 22 : <text:span text:style-name="T4">L</text:span>e d<text:span text:style-name="T4">é</text:span>crit de <text:span text:style-name="T4">T</text:span>homas </text:p>
      <text:p text:style-name="P6">Scène 23 : Louise sursaute quand elle entand la description de Thomas </text:p>
      <text:p text:style-name="P7">Scène 24 : La jour passe en accelérée .</text:p>
      <text:p text:style-name="P7">Scène 25 : Le garçon de la nuit dernière se lève se rapproche encore <text:span text:style-name="T5">du lit de Thomas </text:span></text:p>
      <text:p text:style-name="P10">Rève , il voit <text:span text:style-name="T7">sont frère</text:span> <text:s/>entrain d’essaye d’embrasser sa petite amie . Mais avant qu’il n’y arrive il est projeter dans l’eau de le piscine .</text:p>
      <text:p text:style-name="P9"><text:span text:style-name="T6">S</text:span>cène 26 : Il lui rentre le bout de métal dans la peau de Thomas .</text:p>
      <text:p text:style-name="P8">Scène 27 : Tomas se réveille en sursaut .</text:p>
      <text:p text:style-name="P8">Scène 28 : Soudainement Thomas se gifle lui meme .</text:p>
      <text:p text:style-name="P8">Scène 29 : Alors le gars qui vient de luit implan<text:span text:style-name="T7">t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size="25pt" officeooo:rsid="000ece2e" officeooo:paragraph-rsid="000ece2e" style:font-size-asian="21.8500003814697pt" style:font-size-complex="25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La nuit du vendredi 13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4T12:33:19.102000000</meta:creation-date>
    <dc:date>2018-06-14T08:52:54.661000000</dc:date>
    <meta:editing-duration>PT1H58S</meta:editing-duration>
    <meta:editing-cycles>7</meta:editing-cycles>
    <meta:generator>LibreOffice/5.2.6.2$Windows_x86 LibreOffice_project/a3100ed2409ebf1c212f5048fbe377c281438fdc</meta:generator>
    <meta:document-statistic meta:table-count="0" meta:image-count="0" meta:object-count="0" meta:page-count="1" meta:paragraph-count="30" meta:word-count="436" meta:character-count="2157" meta:non-whitespace-character-count="1740"/>
  </office:meta>
</office:document-meta>
</file>